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  <style:font-face style:name="Ayuthaya" svg:font-family="Ayuthaya" style:font-family-generic="roman" style:font-pitch="variable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size="14pt" style:font-size-asian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size="14pt" style:font-size-asian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fo:font-size="14pt" style:font-size-asian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size="14pt" style:font-size-asian="14pt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fo:font-weight="bold" style:font-weight-asian="bold" fo:font-size="16pt" style:font-size-asian="16pt"/>
    </style:style>
    <style:style style:name="P18" style:parent-style-name="Standard" style:family="paragraph">
      <style:text-properties style:font-name="Times New Roman" fo:font-weight="bold" style:font-weight-asian="bold" fo:font-size="18pt" style:font-size-asian="18pt"/>
    </style:style>
    <style:style style:name="P1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1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2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3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4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5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6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7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28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29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0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1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2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3" style:parent-style-name="Standard" style:family="paragraph">
      <style:paragraph-properties fo:text-align="end" fo:margin-bottom="0in" style:line-height-at-least="0.0694in"/>
    </style:style>
    <style:style style:name="T34" style:parent-style-name="Основнойшрифтабзаца" style:family="text">
      <style:text-properties style:font-name="Times New Roman" fo:color="#000000" fo:font-size="14pt" style:font-size-asian="14pt"/>
    </style:style>
    <style:style style:name="P35" style:parent-style-name="Standard" style:family="paragraph">
      <style:paragraph-properties fo:text-align="end" fo:margin-bottom="0in" style:line-height-at-least="0.0694in"/>
    </style:style>
    <style:style style:name="T36" style:parent-style-name="Основнойшрифтабзаца" style:family="text">
      <style:text-properties style:font-name="Times New Roman" fo:color="#000000" fo:font-size="14pt" style:font-size-asian="14pt"/>
    </style:style>
    <style:style style:name="P37" style:parent-style-name="Standard" style:family="paragraph">
      <style:paragraph-properties fo:text-align="end" fo:margin-bottom="0in" style:line-height-at-least="0.0694in"/>
    </style:style>
    <style:style style:name="T38" style:parent-style-name="Основнойшрифтабзаца" style:family="text">
      <style:text-properties style:font-name="Times New Roman" fo:color="#000000" fo:font-size="14pt" style:font-size-asian="14pt"/>
    </style:style>
    <style:style style:name="P39" style:parent-style-name="Standard" style:family="paragraph">
      <style:paragraph-properties fo:text-align="end" fo:margin-bottom="0in" style:line-height-at-least="0.0694in" fo:background-color="#FFFFFF"/>
    </style:style>
    <style:style style:name="T40" style:parent-style-name="Основнойшрифтабзаца" style:family="text">
      <style:text-properties style:font-name="Times New Roman" fo:color="#000000" fo:font-size="14pt" style:font-size-asian="14pt"/>
    </style:style>
    <style:style style:name="T41" style:parent-style-name="Выделение" style:family="text">
      <style:text-properties style:font-name="Times New Roman" fo:font-style="normal" style:font-style-asian="normal" fo:color="#000000" fo:font-size="14pt" style:font-size-asian="14pt"/>
    </style:style>
    <style:style style:name="P42" style:parent-style-name="Standard" style:family="paragraph">
      <style:paragraph-properties fo:text-align="end" fo:margin-bottom="0in" style:line-height-at-least="0.0694in"/>
    </style:style>
    <style:style style:name="T43" style:parent-style-name="Основнойшрифтабзаца" style:family="text">
      <style:text-properties style:font-name="Times New Roman" fo:color="#000000" fo:font-size="14pt" style:font-size-asian="14pt"/>
    </style:style>
    <style:style style:name="P44" style:parent-style-name="Standard" style:family="paragraph">
      <style:paragraph-properties fo:text-align="end" fo:margin-bottom="0in" style:line-height-at-least="0.0694in"/>
    </style:style>
    <style:style style:name="T45" style:parent-style-name="Основнойшрифтабзаца" style:family="text">
      <style:text-properties style:font-name="Times New Roman" fo:color="#000000" fo:font-size="14pt" style:font-size-asian="14pt"/>
    </style:style>
    <style:style style:name="P46" style:parent-style-name="Standard" style:family="paragraph">
      <style:paragraph-properties fo:text-align="end" fo:margin-bottom="0in" style:line-height-at-least="0.0694in"/>
    </style:style>
    <style:style style:name="T47" style:parent-style-name="Основнойшрифтабзаца" style:family="text">
      <style:text-properties style:font-name="Times New Roman" fo:color="#000000" fo:font-size="14pt" style:font-size-asian="14pt"/>
    </style:style>
    <style:style style:name="P48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49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50" style:parent-style-name="Standard" style:family="paragraph">
      <style:paragraph-properties fo:text-align="center" fo:margin-bottom="0in" style:line-height-at-least="0.0694in"/>
    </style:style>
    <style:style style:name="T51" style:parent-style-name="Основнойшрифтабзаца" style:family="text">
      <style:text-properties style:font-name="Times New Roman" fo:color="#000000" fo:font-size="14pt" style:font-size-asian="14pt"/>
    </style:style>
    <style:style style:name="P52" style:parent-style-name="Standard" style:master-page-name="MP1" style:family="paragraph">
      <style:paragraph-properties fo:break-before="page" fo:text-align="center"/>
      <style:text-properties style:font-name="Times New Roman" fo:font-weight="bold" style:font-weight-asian="bold" fo:font-size="14pt" style:font-size-asian="14pt"/>
    </style:style>
    <style:style style:name="P53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54" style:parent-style-name="Абзацсписка" style:family="paragraph"/>
    <style:style style:name="T55" style:parent-style-name="Основнойшрифтабзаца" style:family="text">
      <style:text-properties style:font-name="Times New Roman" fo:font-size="14pt" style:font-size-asian="14pt"/>
    </style:style>
    <style:style style:name="P56" style:parent-style-name="Абзацсписка" style:family="paragraph"/>
    <style:style style:name="T57" style:parent-style-name="Основнойшрифтабзаца" style:family="text">
      <style:text-properties style:font-name="Times New Roman" fo:font-size="14pt" style:font-size-asian="14pt"/>
    </style:style>
    <style:style style:name="P58" style:parent-style-name="Абзацсписка" style:family="paragraph"/>
    <style:style style:name="T59" style:parent-style-name="Основнойшрифтабзаца" style:family="text">
      <style:text-properties style:font-name="Times New Roman" fo:font-size="14pt" style:font-size-asian="14pt"/>
    </style:style>
    <style:style style:name="P60" style:parent-style-name="Абзацсписка" style:family="paragraph"/>
    <style:style style:name="T61" style:parent-style-name="Основнойшрифтабзаца" style:family="text">
      <style:text-properties style:font-name="Times New Roman" fo:font-size="14pt" style:font-size-asian="14pt"/>
    </style:style>
    <style:style style:name="P62" style:parent-style-name="Абзацсписка" style:family="paragraph"/>
    <style:style style:name="T63" style:parent-style-name="Основнойшрифтабзаца" style:family="text">
      <style:text-properties style:font-name="Times New Roman" fo:font-size="14pt" style:font-size-asian="14pt"/>
    </style:style>
    <style:style style:name="P64" style:parent-style-name="Абзацсписка" style:family="paragraph">
      <style:text-properties style:font-name="Times New Roman" fo:font-size="14pt" style:font-size-asian="14pt"/>
    </style:style>
    <style:style style:name="P65" style:parent-style-name="Standard" style:family="paragraph">
      <style:text-properties style:font-name="Times New Roman" fo:font-size="14pt" style:font-size-asian="14pt"/>
    </style:style>
    <style:style style:name="P66" style:parent-style-name="Standard" style:family="paragraph">
      <style:text-properties style:font-name="Times New Roman" fo:font-size="14pt" style:font-size-asian="14pt"/>
    </style:style>
    <style:style style:name="P67" style:parent-style-name="Standard" style:family="paragraph">
      <style:text-properties style:font-name="Times New Roman" fo:font-size="14pt" style:font-size-asian="14pt"/>
    </style:style>
    <style:style style:name="P68" style:parent-style-name="Standard" style:family="paragraph">
      <style:text-properties style:font-name="Times New Roman" fo:font-size="14pt" style:font-size-asian="14pt"/>
    </style:style>
    <style:style style:name="P69" style:parent-style-name="Standard" style:family="paragraph">
      <style:text-properties style:font-name="Times New Roman" fo:font-size="14pt" style:font-size-asian="14pt"/>
    </style:style>
    <style:style style:name="P70" style:parent-style-name="Standard" style:family="paragraph">
      <style:text-properties style:font-name="Times New Roman" fo:font-size="14pt" style:font-size-asian="14pt"/>
    </style:style>
    <style:style style:name="P71" style:parent-style-name="Standard" style:family="paragraph">
      <style:text-properties style:font-name="Times New Roman" fo:font-size="14pt" style:font-size-asian="14pt"/>
    </style:style>
    <style:style style:name="P72" style:parent-style-name="Standard" style:family="paragraph">
      <style:text-properties style:font-name="Times New Roman" fo:font-size="14pt" style:font-size-asian="14pt"/>
    </style:style>
    <style:style style:name="P73" style:parent-style-name="Standard" style:family="paragraph">
      <style:text-properties style:font-name="Times New Roman" fo:font-size="14pt" style:font-size-asian="14pt"/>
    </style:style>
    <style:style style:name="P74" style:parent-style-name="Standard" style:family="paragraph">
      <style:text-properties style:font-name="Times New Roman" fo:font-size="14pt" style:font-size-asian="14pt"/>
    </style:style>
    <style:style style:name="P75" style:parent-style-name="Standard" style:family="paragraph">
      <style:text-properties style:font-name="Times New Roman" fo:font-size="14pt" style:font-size-asian="14pt"/>
    </style:style>
    <style:style style:name="P76" style:parent-style-name="Standard" style:family="paragraph">
      <style:text-properties style:font-name="Times New Roman" fo:font-size="14pt" style:font-size-asian="14pt"/>
    </style:style>
    <style:style style:name="P77" style:parent-style-name="Standard" style:family="paragraph">
      <style:text-properties style:font-name="Times New Roman" fo:font-size="14pt" style:font-size-asian="14pt"/>
    </style:style>
    <style:style style:name="P78" style:parent-style-name="Standard" style:family="paragraph">
      <style:text-properties style:font-name="Times New Roman" fo:font-size="14pt" style:font-size-asian="14pt"/>
    </style:style>
    <style:style style:name="P79" style:parent-style-name="Standard" style:family="paragraph">
      <style:text-properties style:font-name="Times New Roman" fo:font-size="14pt" style:font-size-asian="14pt"/>
    </style:style>
    <style:style style:name="P80" style:parent-style-name="Standard" style:family="paragraph">
      <style:text-properties style:font-name="Times New Roman" fo:font-size="14pt" style:font-size-asian="14pt"/>
    </style:style>
    <style:style style:name="P81" style:parent-style-name="Standard" style:family="paragraph">
      <style:text-properties style:font-name="Times New Roman" fo:font-size="14pt" style:font-size-asian="14pt"/>
    </style:style>
    <style:style style:name="P82" style:parent-style-name="Standard" style:family="paragraph">
      <style:text-properties style:font-name="Times New Roman" fo:font-size="14pt" style:font-size-asian="14pt"/>
    </style:style>
    <style:style style:name="P83" style:parent-style-name="Standard" style:family="paragraph">
      <style:text-properties style:font-name="Times New Roman" fo:font-size="14pt" style:font-size-asian="14pt"/>
    </style:style>
    <style:style style:name="P84" style:parent-style-name="Standard" style:family="paragraph">
      <style:text-properties style:font-name="Times New Roman" fo:font-size="14pt" style:font-size-asian="14pt"/>
    </style:style>
    <style:style style:name="P85" style:parent-style-name="Standard" style:family="paragraph">
      <style:paragraph-properties fo:text-align="center"/>
    </style:style>
    <style:style style:name="T8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87" style:parent-style-name="Основнойшрифтабзаца" style:family="text">
      <style:text-properties style:font-name="Times New Roman" fo:font-size="14pt" style:font-size-asian="14pt"/>
    </style:style>
    <style:style style:name="P88" style:parent-style-name="Standard" style:family="paragraph">
      <style:paragraph-properties fo:text-align="center"/>
    </style:style>
    <style:style style:name="P8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0" style:parent-style-name="Основнойшрифтабзаца" style:family="text">
      <style:text-properties style:font-name="Times New Roman" fo:color="#000000" fo:font-size="14pt" style:font-size-asian="14pt"/>
    </style:style>
    <style:style style:name="P91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2" style:parent-style-name="Основнойшрифтабзаца" style:family="text">
      <style:text-properties style:font-name="Times New Roman" fo:color="#000000" fo:font-size="14pt" style:font-size-asian="14pt"/>
    </style:style>
    <style:style style:name="P93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4" style:parent-style-name="Основнойшрифтабзаца" style:family="text">
      <style:text-properties style:font-name="Times New Roman" fo:color="#000000" fo:font-size="14pt" style:font-size-asian="14pt"/>
    </style:style>
    <style:style style:name="P95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6" style:parent-style-name="Основнойшрифтабзаца" style:family="text">
      <style:text-properties style:font-name="Times New Roman" fo:color="#000000" fo:font-size="14pt" style:font-size-asian="14pt"/>
    </style:style>
    <style:style style:name="P97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9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9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00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01" style:parent-style-name="Основнойшрифтабзаца" style:family="text">
      <style:text-properties style:font-name="Times New Roman" fo:font-size="14pt" style:font-size-asian="14pt"/>
    </style:style>
    <style:style style:name="T102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3" style:parent-style-name="Основнойшрифтабзаца" style:family="text">
      <style:text-properties style:font-name="Times New Roman" fo:font-size="14pt" style:font-size-asian="14pt"/>
    </style:style>
    <style:style style:name="T104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5" style:parent-style-name="Основнойшрифтабзаца" style:family="text">
      <style:text-properties style:font-name="Times New Roman" fo:font-size="14pt" style:font-size-asian="14pt"/>
    </style:style>
    <style:style style:name="T106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7" style:parent-style-name="Основнойшрифтабзаца" style:family="text">
      <style:text-properties style:font-name="Times New Roman" fo:font-size="14pt" style:font-size-asian="14pt"/>
    </style:style>
    <style:style style:name="T108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9" style:parent-style-name="Основнойшрифтабзаца" style:family="text">
      <style:text-properties style:font-name="Times New Roman" fo:font-size="14pt" style:font-size-asian="14pt"/>
    </style:style>
    <style:style style:name="T110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11" style:parent-style-name="Абзацсписка" style:family="paragraph">
      <style:paragraph-properties fo:text-align="justify" fo:margin-bottom="0in" fo:line-height="150%">
        <style:tab-stops>
          <style:tab-stop style:type="left" style:position="-1in"/>
          <style:tab-stop style:type="left" style:position="1.4673in"/>
        </style:tab-stops>
      </style:paragraph-properties>
    </style:style>
    <style:style style:name="T112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13" style:parent-style-name="Основнойшрифтабзаца" style:family="text">
      <style:text-properties style:font-name="Times New Roman" fo:font-size="14pt" style:font-size-asian="14pt"/>
    </style:style>
    <style:style style:name="P114" style:parent-style-name="Абзацсписка" style:family="paragraph">
      <style:paragraph-properties fo:text-align="justify" fo:margin-bottom="0in" fo:line-height="150%">
        <style:tab-stops>
          <style:tab-stop style:type="left" style:position="-1in"/>
          <style:tab-stop style:type="left" style:position="1.4673in"/>
        </style:tab-stops>
      </style:paragraph-properties>
    </style:style>
    <style:style style:name="T115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16" style:parent-style-name="Основнойшрифтабзаца" style:family="text">
      <style:text-properties style:font-name="Times New Roman" fo:font-size="14pt" style:font-size-asian="14pt"/>
    </style:style>
    <style:style style:name="P117" style:parent-style-name="Абзацсписка" style:family="paragraph">
      <style:paragraph-properties fo:text-align="justify" fo:margin-bottom="0in" fo:line-height="150%">
        <style:tab-stops>
          <style:tab-stop style:type="left" style:position="-1in"/>
          <style:tab-stop style:type="left" style:position="1.4673in"/>
        </style:tab-stops>
      </style:paragraph-properties>
    </style:style>
    <style:style style:name="T118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19" style:parent-style-name="Основнойшрифтабзаца" style:family="text">
      <style:text-properties style:font-name="Times New Roman" fo:font-size="14pt" style:font-size-asian="14pt"/>
    </style:style>
    <style:style style:name="P120" style:parent-style-name="Абзацсписка" style:family="paragraph">
      <style:paragraph-properties fo:text-align="justify" fo:margin-bottom="0in" fo:line-height="150%">
        <style:tab-stops>
          <style:tab-stop style:type="left" style:position="-1in"/>
          <style:tab-stop style:type="left" style:position="1.4673in"/>
        </style:tab-stops>
      </style:paragraph-properties>
    </style:style>
    <style:style style:name="T121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2" style:parent-style-name="Основнойшрифтабзаца" style:family="text">
      <style:text-properties style:font-name="Times New Roman" fo:font-size="14pt" style:font-size-asian="14pt"/>
    </style:style>
    <style:style style:name="P123" style:parent-style-name="Абзацсписка" style:family="paragraph">
      <style:paragraph-properties fo:text-align="justify" fo:margin-bottom="0in" fo:line-height="150%">
        <style:tab-stops>
          <style:tab-stop style:type="left" style:position="-1in"/>
          <style:tab-stop style:type="left" style:position="1.4673in"/>
        </style:tab-stops>
      </style:paragraph-properties>
    </style:style>
    <style:style style:name="T124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5" style:parent-style-name="Основнойшрифтабзаца" style:family="text">
      <style:text-properties style:font-name="Times New Roman" fo:font-size="14pt" style:font-size-asian="14pt"/>
    </style:style>
    <style:style style:name="P126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27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2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29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3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33" style:parent-style-name="Основнойшрифтабзаца" style:family="text">
      <style:text-properties style:font-name="Times New Roman" fo:font-size="14pt" style:font-size-asian="14pt"/>
    </style:style>
    <style:style style:name="P134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35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36" style:parent-style-name="Основнойшрифтабзаца" style:family="text">
      <style:text-properties style:font-name="Times New Roman" fo:font-size="14pt" style:font-size-asian="14pt"/>
    </style:style>
    <style:style style:name="P137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38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3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4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42" style:parent-style-name="Основнойшрифтабзаца" style:family="text">
      <style:text-properties style:font-name="Times New Roman" fo:font-size="14pt" style:font-size-asian="14pt"/>
    </style:style>
    <style:style style:name="P14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4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45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4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47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P148" style:parent-style-name="Standard" style:family="paragraph">
      <style:paragraph-properties fo:margin-bottom="0in" style:line-height-at-least="0.0694in" fo:background-color="#FFFFFF"/>
    </style:style>
    <style:style style:name="T149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150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GB"/>
    </style:style>
    <style:style style:name="T151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152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GB"/>
    </style:style>
    <style:style style:name="T153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154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GB"/>
    </style:style>
    <style:style style:name="T155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15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5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5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5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4" style:parent-style-name="Standard" style:family="paragraph">
      <style:paragraph-properties fo:margin-bottom="0in" style:line-height-at-least="0.2291in" fo:background-color="#FFFFFF"/>
    </style:style>
    <style:style style:name="T205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206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207" style:parent-style-name="Standard" style:family="paragraph">
      <style:paragraph-properties fo:margin-bottom="0in" style:line-height-at-least="0.2291in" fo:background-color="#FFFFFF"/>
    </style:style>
    <style:style style:name="T208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209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P21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9" style:parent-style-name="Standard" style:family="paragraph">
      <style:paragraph-properties fo:margin-bottom="0in" style:line-height-at-least="0.2291in" fo:background-color="#FFFFFF"/>
    </style:style>
    <style:style style:name="T280" style:parent-style-name="Основнойшрифтабзаца" style:family="text">
      <style:text-properties style:font-name="Consolas" fo:font-weight="bold" style:font-weight-asian="bold" fo:color="#000000" fo:font-size="12pt" style:font-size-asian="12pt" style:font-size-complex="12pt" fo:background-color="#FFFFFF"/>
    </style:style>
    <style:style style:name="T281" style:parent-style-name="Основнойшрифтабзаца" style:family="text">
      <style:text-properties style:font-name="Consolas" fo:font-weight="bold" style:font-weight-asian="bold" fo:color="#000000" fo:font-size="12pt" style:font-size-asian="12pt" style:font-size-complex="12pt" fo:background-color="#FFFFFF" fo:language="en" fo:country="US"/>
    </style:style>
    <style:style style:name="P28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6" style:parent-style-name="Standard" style:family="paragraph">
      <style:paragraph-properties fo:margin-bottom="0in" style:line-height-at-least="0.2291in" fo:background-color="#FFFFFF"/>
    </style:style>
    <style:style style:name="T307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308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309" style:parent-style-name="Standard" style:family="paragraph">
      <style:paragraph-properties fo:margin-bottom="0in" style:line-height-at-least="0.2291in" fo:background-color="#FFFFFF"/>
    </style:style>
    <style:style style:name="T310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311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P31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5" style:parent-style-name="Standard" style:family="paragraph">
      <style:paragraph-properties fo:margin-bottom="0in" style:line-height-at-least="0.2291in" fo:background-color="#FFFFFF"/>
    </style:style>
    <style:style style:name="T316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317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31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1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/>
    </style:style>
    <style:style style:name="P324" style:parent-style-name="Standard" style:family="paragraph">
      <style:paragraph-properties fo:margin-bottom="0in" style:line-height-at-least="0.0694in"/>
      <style:text-properties style:font-name="Ubuntu Mono" fo:font-size="10pt" style:font-size-asian="10pt"/>
    </style:style>
    <style:style style:name="P325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326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327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328" style:parent-style-name="Standard" style:family="paragraph">
      <style:paragraph-properties fo:text-align="center"/>
    </style:style>
    <style:style style:name="T32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330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1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3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4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5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8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9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0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1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3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4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5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8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9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0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1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2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53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/>
    </style:style>
    <style:style style:name="P354" style:parent-style-name="Standard" style:family="paragraph">
      <style:paragraph-properties fo:text-align="center" fo:margin-bottom="0in"/>
      <style:text-properties style:font-name="Ubuntu Mono" fo:font-size="10pt" style:font-size-asian="10pt"/>
    </style:style>
    <style:style style:name="P355" style:parent-style-name="Standard" style:family="paragraph">
      <style:paragraph-properties fo:line-height="150%"/>
    </style:style>
    <style:style style:name="P356" style:parent-style-name="Standard" style:family="paragraph">
      <style:paragraph-properties fo:line-height="150%"/>
    </style:style>
    <style:style style:name="T357" style:parent-style-name="Основнойшрифтабзаца" style:family="text">
      <style:text-properties style:font-name="Times New Roman" fo:font-size="14pt" style:font-size-asian="14pt"/>
    </style:style>
    <style:style style:name="T358" style:parent-style-name="Основнойшрифтабзаца" style:family="text">
      <style:text-properties style:font-name="Times New Roman" fo:color="#000000" fo:font-size="14pt" style:font-size-asian="14pt"/>
    </style:style>
  </office:automatic-styles>
  <office:body>
    <office:text text:use-soft-page-breaks="true">
      <text:p text:style-name="P1"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><text:span text:style-name="T6">Институт № 8 информационных технологий и прикладной математики</text:span></text:p>
      <text:p text:style-name="P7"><text:span text:style-name="T8">Кафедра вычислительной математики и программирования</text:span></text:p>
      <text:p text:style-name="P9"/>
      <text:p text:style-name="P10"/>
      <text:p text:style-name="P11"><text:span text:style-name="T12">Лабораторная работ №2 по курсу</text:span></text:p>
      <text:p text:style-name="P13"><text:span text:style-name="T14">«Операционные системы»</text:span></text:p>
      <text:p text:style-name="P15"/>
      <text:p text:style-name="P16"><text:span text:style-name="T17">Управление процессами в ОС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Студент: Пермяков Никита Александрович</text:span></text:p>
      <text:p text:style-name="P35"><text:span text:style-name="T36">Группа: М80 – 208Б-19</text:span></text:p>
      <text:p text:style-name="P37"><text:span text:style-name="T38">Вариант: 3</text:span></text:p>
      <text:p text:style-name="P39"><text:span text:style-name="T40">Преподаватель:<text:s/></text:span><text:span text:style-name="T41">Миронов Евгений Сергеевич</text:span></text:p>
      <text:p text:style-name="P42"><text:span text:style-name="T43">Оценка: ___________</text:span></text:p>
      <text:p text:style-name="P44"><text:span text:style-name="T45">Дата: ___________</text:span></text:p>
      <text:p text:style-name="P46"><text:span text:style-name="T47">Подпись: ___________</text:span></text:p>
      <text:p text:style-name="P48"/>
      <text:p text:style-name="P49"/>
      <text:p text:style-name="P50"><text:span text:style-name="T51">Москва, 2020</text:span></text:p>
      <text:p text:style-name="P52">Содержание</text:p>
      <text:p text:style-name="P53"/>
      <text:list text:style-name="LFO1" text:continue-numbering="true">
        <text:list-item>
          <text:p text:style-name="P54"><text:span text:style-name="T55">Постановка задачи</text:span></text:p>
        </text:list-item>
        <text:list-item>
          <text:p text:style-name="P56"><text:span text:style-name="T57">Общие сведения о программе</text:span></text:p>
        </text:list-item>
        <text:list-item>
          <text:p text:style-name="P58"><text:span text:style-name="T59">Общий метод и алгоритм решения</text:span></text:p>
        </text:list-item>
        <text:list-item>
          <text:p text:style-name="P60"><text:span text:style-name="T61">Основные файлы программы</text:span></text:p>
        </text:list-item>
        <text:list-item>
          <text:p text:style-name="P62"><text:span text:style-name="T63">Демонстрация работы программы</text:span></text:p>
        </text:list-item>
        <text:list-item>
          <text:p text:style-name="P64">Вывод</text:p>
        </text:list-item>
      </text:list>
      <text:p text:style-name="Standard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<text:span text:style-name="T86">Постановка задачи</text:span><text:span text:style-name="T87">.</text:span></text:p>
      <text:p text:style-name="P88"/>
      <text:p text:style-name="P89"><text:span text:style-name="T90">Написать программу на языке Си по работе с очередью. Команды считываются в родительском процессе и поступают на обработку в дочерний процесс, в котором происходят все вычисления, после чего ответ поступает в родительский процесс.</text:span></text:p>
      <text:p text:style-name="P91"><text:span text:style-name="T92">В результате работы программа (основной процесс) должен создать для решение</text:span></text:p>
      <text:p text:style-name="P93"><text:span text:style-name="T94">задачи один или несколько дочерних процессов. Взаимодействие между процессами осуществляется через системные сигналы/события и/или каналы (pipe).</text:span></text:p>
      <text:p text:style-name="P95"><text:span text:style-name="T96">Необходимо обрабатывать системные ошибки, которые могут возникнуть в результате работы.</text:span></text:p>
      <text:p text:style-name="P97"/>
      <text:p text:style-name="P98"><text:span text:style-name="T99">Общие сведения о программе</text:span></text:p>
      <text:p text:style-name="P100"><text:span text:style-name="T101">Программа компилируется из двух файлов:<text:s/></text:span><text:span text:style-name="T102">parent</text:span><text:span text:style-name="T103">.</text:span><text:span text:style-name="T104">cpp</text:span><text:span text:style-name="T105"><text:s/>и<text:s/></text:span><text:span text:style-name="T106">child</text:span><text:span text:style-name="T107">.</text:span><text:span text:style-name="T108">cpp</text:span><text:span text:style-name="T109">. Не используются заголовочные файлы. В программе используются следующие системные вызовы</text:span><text:span text:style-name="T110">:</text:span></text:p>
      <text:list text:style-name="LFO2" text:continue-numbering="true">
        <text:list-item>
          <text:p text:style-name="P111"><text:span text:style-name="T112">read</text:span><text:span text:style-name="T113"><text:s/>– для чтения данных из файла.</text:span></text:p>
        </text:list-item>
        <text:list-item>
          <text:p text:style-name="P114"><text:span text:style-name="T115">write</text:span><text:span text:style-name="T116"><text:s/>– для записи данных в файл.</text:span></text:p>
        </text:list-item>
        <text:list-item>
          <text:p text:style-name="P117"><text:span text:style-name="T118">pipe</text:span><text:span text:style-name="T119"><text:s/>– для создания однонаправленного канала, через который могут общаться два процесса. Возвращает два дескриптора файлов: для чтения и для записи.</text:span></text:p>
        </text:list-item>
        <text:list-item>
          <text:p text:style-name="P120"><text:span text:style-name="T121">fork</text:span><text:span text:style-name="T122"><text:s/>– для создания дочернего процесса.</text:span></text:p>
        </text:list-item>
        <text:list-item>
          <text:p text:style-name="P123"><text:span text:style-name="T124">close</text:span><text:span text:style-name="T125"><text:s/>– для закрытия файла после окончания работы с ним.</text:span></text:p>
        </text:list-item>
      </text:list>
      <text:p text:style-name="P126"/>
      <text:p text:style-name="P127"/>
      <text:p text:style-name="P128"/>
      <text:p text:style-name="P129"/>
      <text:p text:style-name="P130"/>
      <text:p text:style-name="P131"><text:span text:style-name="T132">Общий метод и алгоритм решения</text:span><text:span text:style-name="T133">.</text:span></text:p>
      <text:p text:style-name="P134"/>
      <text:p text:style-name="P135"><text:span text:style-name="T136">Пользователь вводит команды вида: «число число число &lt;endline&gt;». Далее эти числа передаются от родительского процесса в дочерний. Дочерний процесс производит деление первого числа, на последующие, а результат выводит в файл. Если происходит деление на 0, т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int.</text:span></text:p>
      <text:p text:style-name="P137"/>
      <text:p text:style-name="P138"/>
      <text:p text:style-name="P139"/>
      <text:p text:style-name="P140"><text:span text:style-name="T141">Файлы программы</text:span><text:span text:style-name="T142">.</text:span></text:p>
      <text:p text:style-name="P143"/>
      <text:p text:style-name="Standard"><text:span text:style-name="T144">Файл<text:s/></text:span><text:span text:style-name="T145">parent</text:span><text:span text:style-name="T146">.</text:span><text:span text:style-name="T147">cpp</text:span></text:p>
      <text:p text:style-name="Standard"/>
      <text:p text:style-name="P148"><text:span text:style-name="T149">#</text:span><text:span text:style-name="T150">include</text:span><text:span text:style-name="T151"><text:s/>"</text:span><text:span text:style-name="T152">stdio</text:span><text:span text:style-name="T153">.</text:span><text:span text:style-name="T154">h</text:span><text:span text:style-name="T155">"</text:span></text:p>
      <text:p text:style-name="P156">#include "windows.h"</text:p>
      <text:p text:style-name="P157"/>
      <text:p text:style-name="P158">HANDLE g_hChildStd_IN_Rd = NULL;</text:p>
      <text:p text:style-name="P159">HANDLE g_hChildStd_IN_Wr = NULL;</text:p>
      <text:p text:style-name="P160">HANDLE g_hChildStd_OUT_Rd = NULL;</text:p>
      <text:p text:style-name="P161">HANDLE g_hChildStd_OUT_Wr = NULL;</text:p>
      <text:p text:style-name="P162"/>
      <text:p text:style-name="P163">int CreateChildProcess();</text:p>
      <text:p text:style-name="P164"/>
      <text:p text:style-name="P165">int main()</text:p>
      <text:p text:style-name="P166">{</text:p>
      <text:p text:style-name="P167">    SECURITY_ATTRIBUTES saAttr;</text:p>
      <text:p text:style-name="P168">    saAttr.nLength = sizeof(SECURITY_ATTRIBUTES);</text:p>
      <text:p text:style-name="P169">    saAttr.bInheritHandle = TRUE;</text:p>
      <text:p text:style-name="P170">    saAttr.lpSecurityDescriptor = NULL;</text:p>
      <text:p text:style-name="P171"/>
      <text:p text:style-name="P172">    if (!CreatePipe(&amp;g_hChildStd_OUT_Rd, &amp;g_hChildStd_OUT_Wr, &amp;saAttr, 0))</text:p>
      <text:p text:style-name="P173">        return -1;</text:p>
      <text:p text:style-name="P174"/>
      <text:p text:style-name="P175">    if (!SetHandleInformation(g_hChildStd_OUT_Rd, HANDLE_FLAG_INHERIT, 0))</text:p>
      <text:p text:style-name="P176">        return -1;</text:p>
      <text:p text:style-name="P177"/>
      <text:p text:style-name="P178">    if (!CreatePipe(&amp;g_hChildStd_IN_Rd, &amp;g_hChildStd_IN_Wr, &amp;saAttr, 0))</text:p>
      <text:p text:style-name="P179">        return -1;</text:p>
      <text:p text:style-name="P180"/>
      <text:p text:style-name="P181">    if (!SetHandleInformation(g_hChildStd_IN_Wr, HANDLE_FLAG_INHERIT, 0))</text:p>
      <text:p text:style-name="P182">        return -1;</text:p>
      <text:p text:style-name="P183"/>
      <text:p text:style-name="P184">    if (!CreateChildProcess())</text:p>
      <text:p text:style-name="P185">        return -1;</text:p>
      <text:p text:style-name="P186"/>
      <text:p text:style-name="P187">    DWORD dwWritten, dwRead;</text:p>
      <text:p text:style-name="P188">    </text:p>
      <text:p text:style-name="P189"/>
      <text:p text:style-name="P190">    char ch;</text:p>
      <text:p text:style-name="P191">    int num = 0;</text:p>
      <text:p text:style-name="P192">    int count_request = 0;</text:p>
      <text:p text:style-name="P193"/>
      <text:p text:style-name="P194">    int x, result;</text:p>
      <text:p text:style-name="P195"/>
      <text:p text:style-name="P196">    while (true) {</text:p>
      <text:p text:style-name="P197">        scanf_s("%c", &amp;ch, 1);</text:p>
      <text:p text:style-name="P198"/>
      <text:p text:style-name="P199">        if (ch == 0x20 || ch == 0X0A) {  // code space key or code enter key</text:p>
      <text:p text:style-name="P200">            x = num;</text:p>
      <text:p text:style-name="P201">            </text:p>
      <text:p text:style-name="P202">            WriteFile(g_hChildStd_IN_Wr, &amp;x, sizeof(int), &amp;dwWritten, NULL);</text:p>
      <text:p text:style-name="P203"/>
      <text:p text:style-name="P204"><text:span text:style-name="T205">            </text:span><text:span text:style-name="T206">if (count_request != 0) {</text:span></text:p>
      <text:p text:style-name="P207"><text:span text:style-name="T208">                </text:span><text:span text:style-name="T209">if (!ReadFile(g_hChildStd_OUT_Rd, &amp;result, sizeof(int), &amp;dwRead, NULL))</text:span></text:p>
      <text:p text:style-name="P210">                    return -1;</text:p>
      <text:p text:style-name="P211"/>
      <text:p text:style-name="P212">                printf("Result call %d: %d\n", count_request, result);</text:p>
      <text:p text:style-name="P213">            }</text:p>
      <text:p text:style-name="P214">            count_request++;</text:p>
      <text:p text:style-name="P215">            </text:p>
      <text:p text:style-name="P216">            if (ch == 0x20) {</text:p>
      <text:p text:style-name="P217">                num = 0;</text:p>
      <text:p text:style-name="P218">                continue;</text:p>
      <text:p text:style-name="P219">            }</text:p>
      <text:p text:style-name="P220">                </text:p>
      <text:p text:style-name="P221">            if (ch == 0x0A)</text:p>
      <text:p text:style-name="P222">                break;</text:p>
      <text:p text:style-name="P223">        }</text:p>
      <text:p text:style-name="P224"/>
      <text:p text:style-name="P225">        num = 10 * num + (ch - '0');</text:p>
      <text:p text:style-name="P226">    }</text:p>
      <text:p text:style-name="P227"/>
      <text:p text:style-name="P228">    printf("Finish calc\n");</text:p>
      <text:p text:style-name="P229">    </text:p>
      <text:p text:style-name="P230">    return 0;</text:p>
      <text:p text:style-name="P231">}</text:p>
      <text:p text:style-name="P232"/>
      <text:p text:style-name="P233">int CreateChildProcess()</text:p>
      <text:p text:style-name="P234">{</text:p>
      <text:p text:style-name="P235">    TCHAR szCmdline[] = TEXT("child.exe");</text:p>
      <text:p text:style-name="P236">    PROCESS_INFORMATION piProcInfo;</text:p>
      <text:p text:style-name="P237">    STARTUPINFO siStartInfo;</text:p>
      <text:p text:style-name="P238">    BOOL bSuccess = FALSE;</text:p>
      <text:p text:style-name="P239"/>
      <text:p text:style-name="P240">    ZeroMemory(&amp;piProcInfo, sizeof(PROCESS_INFORMATION));</text:p>
      <text:p text:style-name="P241"/>
      <text:p text:style-name="P242">    // Set up members of the STARTUPINFO structure. </text:p>
      <text:p text:style-name="P243">    // This structure specifies the STDIN and STDOUT handles for redirection.</text:p>
      <text:p text:style-name="P244"/>
      <text:p text:style-name="P245">    ZeroMemory(&amp;siStartInfo, sizeof(STARTUPINFO));</text:p>
      <text:p text:style-name="P246">    siStartInfo.cb = sizeof(STARTUPINFO);</text:p>
      <text:p text:style-name="P247">    siStartInfo.hStdError = g_hChildStd_OUT_Wr;</text:p>
      <text:p text:style-name="P248">    siStartInfo.hStdOutput = g_hChildStd_OUT_Wr;</text:p>
      <text:p text:style-name="P249">    siStartInfo.hStdInput = g_hChildStd_IN_Rd;</text:p>
      <text:p text:style-name="P250">    siStartInfo.dwFlags |= STARTF_USESTDHANDLES;</text:p>
      <text:p text:style-name="P251"/>
      <text:p text:style-name="P252">    // Create the child process. </text:p>
      <text:p text:style-name="P253"/>
      <text:p text:style-name="P254">    bSuccess = CreateProcess(NULL,</text:p>
      <text:p text:style-name="P255">        szCmdline,     // command line </text:p>
      <text:p text:style-name="P256">        NULL,          // process security attributes </text:p>
      <text:p text:style-name="P257">        NULL,          // primary thread security attributes </text:p>
      <text:p text:style-name="P258">        TRUE,          // handles are inherited </text:p>
      <text:p text:style-name="P259">        0,             // creation flags </text:p>
      <text:p text:style-name="P260">        NULL,          // use parent's environment </text:p>
      <text:p text:style-name="P261">        NULL,          // use parent's current directory </text:p>
      <text:p text:style-name="P262">        &amp;siStartInfo,  // STARTUPINFO pointer </text:p>
      <text:p text:style-name="P263">        &amp;piProcInfo);  // receives PROCESS_INFORMATION </text:p>
      <text:p text:style-name="P264"/>
      <text:p text:style-name="P265">     // If an error occurs, exit the application. </text:p>
      <text:p text:style-name="P266">    if (!bSuccess)</text:p>
      <text:p text:style-name="P267">        return -1;</text:p>
      <text:p text:style-name="P268">    else</text:p>
      <text:p text:style-name="P269">    {</text:p>
      <text:p text:style-name="P270">        CloseHandle(piProcInfo.hProcess);</text:p>
      <text:p text:style-name="P271">        CloseHandle(piProcInfo.hThread);</text:p>
      <text:p text:style-name="P272"/>
      <text:p text:style-name="P273">        CloseHandle(g_hChildStd_OUT_Wr);</text:p>
      <text:p text:style-name="P274">        CloseHandle(g_hChildStd_IN_Rd);</text:p>
      <text:p text:style-name="P275">    }</text:p>
      <text:p text:style-name="P276">}</text:p>
      <text:p text:style-name="P277"/>
      <text:p text:style-name="P278"/>
      <text:p text:style-name="P279"><text:span text:style-name="T280">Файл</text:span><text:span text:style-name="T281"><text:s/>child.cpp</text:span></text:p>
      <text:p text:style-name="P282"/>
      <text:p text:style-name="P283">#include "stdio.h"</text:p>
      <text:p text:style-name="P284">#include "windows.h"</text:p>
      <text:p text:style-name="P285"/>
      <text:p text:style-name="P286">int main()</text:p>
      <text:p text:style-name="P287">{</text:p>
      <text:p text:style-name="P288">    HANDLE readHandle = GetStdHandle(STD_INPUT_HANDLE);</text:p>
      <text:p text:style-name="P289">    HANDLE writeHandle = GetStdHandle(STD_OUTPUT_HANDLE);</text:p>
      <text:p text:style-name="P290">    DWORD readedBytes, writedBytes;</text:p>
      <text:p text:style-name="P291"/>
      <text:p text:style-name="P292">    int x, divider = 0;</text:p>
      <text:p text:style-name="P293">    int count_run = 0;</text:p>
      <text:p text:style-name="P294"/>
      <text:p text:style-name="P295">    int res;</text:p>
      <text:p text:style-name="P296"/>
      <text:p text:style-name="P297">    while (true) {</text:p>
      <text:p text:style-name="P298">        if (!ReadFile(readHandle, &amp;x, sizeof(int), &amp;readedBytes, NULL))</text:p>
      <text:p text:style-name="P299">            return -1;</text:p>
      <text:p text:style-name="P300"/>
      <text:p text:style-name="P301">        if (count_run == 0) {</text:p>
      <text:p text:style-name="P302">            divider = x;</text:p>
      <text:p text:style-name="P303">        }</text:p>
      <text:p text:style-name="P304"/>
      <text:p text:style-name="P305">        if (count_run &gt; 0) {</text:p>
      <text:p text:style-name="P306"><text:span text:style-name="T307">            if (divider != </text:span><text:span text:style-name="T308">0)</text:span></text:p>
      <text:p text:style-name="P309"><text:span text:style-name="T310">                </text:span><text:span text:style-name="T311">res = x / divider;</text:span></text:p>
      <text:p text:style-name="P312">            else</text:p>
      <text:p text:style-name="P313">                res = 0;</text:p>
      <text:p text:style-name="P314">            WriteFile(writeHandle, &amp;res, sizeof(int), &amp;writedBytes, NULL);</text:p>
      <text:p text:style-name="P315"><text:span text:style-name="T316">        </text:span><text:span text:style-name="T317">}</text:span></text:p>
      <text:p text:style-name="P318">        count_run++;</text:p>
      <text:p text:style-name="P319">    }</text:p>
      <text:p text:style-name="P320"/>
      <text:p text:style-name="P321">    return 0;</text:p>
      <text:p text:style-name="P322">}</text:p>
      <text:p text:style-name="P323"/>
      <text:p text:style-name="P324"/>
      <text:p text:style-name="P325"/>
      <text:p text:style-name="P326"/>
      <text:p text:style-name="P327"/>
      <text:p text:style-name="P328"><text:span text:style-name="T329">Демонстрация работы программы.</text:span></text:p>
      <text:p text:style-name="P330">3 9 76 343 875 2323 765 344</text:p>
      <text:p text:style-name="P331">Result call 1: 3</text:p>
      <text:p text:style-name="P332">Result call 2: 25</text:p>
      <text:p text:style-name="P333">Result call 3: 114</text:p>
      <text:p text:style-name="P334">Result call 4: 291</text:p>
      <text:p text:style-name="P335">Result call 5: 774</text:p>
      <text:p text:style-name="P336">Result call 6: 255</text:p>
      <text:p text:style-name="P337">Result call 7: 114</text:p>
      <text:p text:style-name="P338">Finish calc</text:p>
      <text:p text:style-name="P339"/>
      <text:p text:style-name="P340">45 6875 2348234 45 2 32 43 54 450 543</text:p>
      <text:p text:style-name="P341">Result call 1: 152</text:p>
      <text:p text:style-name="P342">Result call 2: 52182</text:p>
      <text:p text:style-name="P343">Result call 3: 1</text:p>
      <text:p text:style-name="P344">Result call 4: 0</text:p>
      <text:p text:style-name="P345">Result call 5: 0</text:p>
      <text:p text:style-name="P346">Result call 6: 0</text:p>
      <text:p text:style-name="P347">Result call 7: 1</text:p>
      <text:p text:style-name="P348">Result call 8: 10</text:p>
      <text:p text:style-name="P349">Result call 9: 12</text:p>
      <text:p text:style-name="P350">Finish calc</text:p>
      <text:p text:style-name="P351"/>
      <text:p text:style-name="P352"/>
      <text:p text:style-name="P353">Вывод</text:p>
      <text:p text:style-name="P354"/>
      <text:p text:style-name="P355"/>
      <text:p text:style-name="P356"><text:span text:style-name="T357">Программа позволяет считывать и обрабатывать команды от пользователя запуская дочерний процесс, для обработки вводимых данных, и возврата ответа.<text:s/></text:span><text:span text:style-name="T358">Взаимодействие между процессами осуществляется через системные сигналы/события. В работе получены навыки программирования запросов — ответов, на подобии серверного взаимодействия между собой или с клиенто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  <style:font-face style:name="Ayuthaya" svg:font-family="Ayuthaya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008080" fo:font-size="16pt" style:font-size-asian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style:line-height-at-least="0.0694in"/>
      <style:text-properties style:font-name="Times New Roman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margin-top="0.3333in" fo:line-height="115%"/>
      <style:text-properties fo:font-weight="bold" style:font-weight-asian="bold" fo:font-size="14pt" style:font-size-asian="14pt"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bottom="0in" fo:margin-left="0.1527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margin-bottom="0in" fo:margin-left="0.3055in">
        <style:tab-stops/>
      </style:paragraph-properties>
      <style:text-properties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margin-bottom="0in" fo:margin-left="0.4583in">
        <style:tab-stops/>
      </style:paragraph-properties>
      <style:text-properties fo:font-size="10pt" style:font-size-asian="10pt" fo:hyphenate="false"/>
    </style:style>
    <style:style style:name="Contents5" style:display-name="Contents 5" style:family="paragraph" style:parent-style-name="Standard" style:next-style-name="Standard">
      <style:paragraph-properties fo:margin-bottom="0in" fo:margin-left="0.6111in">
        <style:tab-stops/>
      </style:paragraph-properties>
      <style:text-properties fo:font-size="10pt" style:font-size-asian="10pt" fo:hyphenate="false"/>
    </style:style>
    <style:style style:name="Contents6" style:display-name="Contents 6" style:family="paragraph" style:parent-style-name="Standard" style:next-style-name="Standard">
      <style:paragraph-properties fo:margin-bottom="0in" fo:margin-left="0.7638in">
        <style:tab-stops/>
      </style:paragraph-properties>
      <style:text-properties fo:font-size="10pt" style:font-size-asian="10pt" fo:hyphenate="false"/>
    </style:style>
    <style:style style:name="Contents7" style:display-name="Contents 7" style:family="paragraph" style:parent-style-name="Standard" style:next-style-name="Standard">
      <style:paragraph-properties fo:margin-bottom="0in" fo:margin-left="0.9166in">
        <style:tab-stops/>
      </style:paragraph-properties>
      <style:text-properties fo:font-size="10pt" style:font-size-asian="10pt" fo:hyphenate="false"/>
    </style:style>
    <style:style style:name="Contents8" style:display-name="Contents 8" style:family="paragraph" style:parent-style-name="Standard" style:next-style-name="Standard">
      <style:paragraph-properties fo:margin-bottom="0in" fo:margin-left="1.0694in">
        <style:tab-stops/>
      </style:paragraph-properties>
      <style:text-properties fo:font-size="10pt" style:font-size-asian="10pt" fo:hyphenate="false"/>
    </style:style>
    <style:style style:name="Contents9" style:display-name="Contents 9" style:family="paragraph" style:parent-style-name="Standard" style:next-style-name="Standard">
      <style:paragraph-properties fo:margin-bottom="0in" fo:margin-left="1.2222in">
        <style:tab-stops/>
      </style:paragraph-properties>
      <style:text-properties fo:font-size="10pt" style:font-size-asian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HeaderChar" style:display-name="Header Char" style:family="text" style:parent-style-name="Основнойшрифтабзаца">
      <style:text-properties fo:font-size="11pt" style:font-size-asian="11pt"/>
    </style:style>
    <style:style style:name="FooterChar" style:display-name="Footer Char" style:family="text" style:parent-style-name="Основнойшрифтабзаца">
      <style:text-properties fo:font-size="11pt" style:font-size-asian="11pt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fo:color="#008080" fo:font-size="16pt" style:font-size-asian="16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>
      <style:text-properties style:font-name="Times New Roman" fo:font-weight="bold" style:font-weight-asian="bold" fo:font-size="14pt" style:font-size-asian="14pt"/>
    </style:style>
    <style:style style:name="ListLabel8" style:display-name="ListLabel 8" style:family="text">
      <style:text-properties style:font-name="Times New Roman" fo:font-weight="bold" style:font-weight-asian="bold" fo:font-size="14pt" style:font-size-asian="14pt"/>
    </style:style>
    <style:style style:name="Выделение" style:display-name="Выделение" style:family="text">
      <style:text-properties fo:font-style="italic" style:font-style-asian="italic"/>
    </style:style>
    <style:style style:name="NumberingSymbols" style:display-name="Numbering Symbols" style:family="text">
      <style:text-properties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4pt" style:font-size-asian="14pt"/>
    </style:style>
    <style:style style:name="WW_CharLFO1LVL2" style:family="text">
      <style:text-properties fo:font-size="14pt" style:font-size-asian="14pt"/>
    </style:style>
    <style:style style:name="WW_CharLFO1LVL3" style:family="text">
      <style:text-properties fo:font-size="14pt" style:font-size-asian="14pt"/>
    </style:style>
    <style:style style:name="WW_CharLFO1LVL4" style:family="text">
      <style:text-properties fo:font-size="14pt" style:font-size-asian="14pt"/>
    </style:style>
    <style:style style:name="WW_CharLFO1LVL5" style:family="text">
      <style:text-properties fo:font-size="14pt" style:font-size-asian="14pt"/>
    </style:style>
    <style:style style:name="WW_CharLFO1LVL6" style:family="text">
      <style:text-properties fo:font-size="14pt" style:font-size-asian="14pt"/>
    </style:style>
    <style:style style:name="WW_CharLFO1LVL7" style:family="text">
      <style:text-properties fo:font-size="14pt" style:font-size-asian="14pt"/>
    </style:style>
    <style:style style:name="WW_CharLFO1LVL8" style:family="text">
      <style:text-properties fo:font-size="14pt" style:font-size-asian="14pt"/>
    </style:style>
    <style:style style:name="WW_CharLFO1LVL9" style:family="text">
      <style:text-properties fo:font-size="14pt" style:font-size-asian="14pt"/>
    </style:style>
    <style:style style:name="WW_CharLFO2LVL1" style:family="text">
      <style:text-properties fo:font-size="14pt" style:font-size-asian="14pt"/>
    </style:style>
    <style:style style:name="WW_CharLFO2LVL2" style:family="text">
      <style:text-properties fo:font-size="14pt" style:font-size-asian="14pt"/>
    </style:style>
    <style:style style:name="WW_CharLFO2LVL3" style:family="text">
      <style:text-properties fo:font-size="14pt" style:font-size-asian="14pt"/>
    </style:style>
    <style:style style:name="WW_CharLFO2LVL4" style:family="text">
      <style:text-properties fo:font-size="14pt" style:font-size-asian="14pt"/>
    </style:style>
    <style:style style:name="WW_CharLFO2LVL5" style:family="text">
      <style:text-properties fo:font-size="14pt" style:font-size-asian="14pt"/>
    </style:style>
    <style:style style:name="WW_CharLFO2LVL6" style:family="text">
      <style:text-properties fo:font-size="14pt" style:font-size-asian="14pt"/>
    </style:style>
    <style:style style:name="WW_CharLFO2LVL7" style:family="text">
      <style:text-properties fo:font-size="14pt" style:font-size-asian="14pt"/>
    </style:style>
    <style:style style:name="WW_CharLFO2LVL8" style:family="text">
      <style:text-properties fo:font-size="14pt" style:font-size-asian="14pt"/>
    </style:style>
    <style:style style:name="WW_CharLFO2LVL9" style:family="text">
      <style:text-properties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131in" fo:margin-bottom="0.5in" fo:margin-right="0.5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dchess@gmail.com</meta:initial-creator>
    <dc:creator>Никита Пермяков</dc:creator>
    <meta:creation-date>2019-09-25T15:53:00Z</meta:creation-date>
    <dc:date>2020-10-05T11:50:00Z</dc:date>
    <meta:template xlink:href="Normal.dotm" xlink:type="simple"/>
    <meta:editing-cycles>2</meta:editing-cycles>
    <meta:editing-duration>PT113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3" meta:word-count="1024" meta:character-count="6853" meta:row-count="48" meta:non-whitespace-character-count="5842"/>
  </office:meta>
</office:document-meta>
</file>